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5.144cm" style:rel-column-width="19830*"/>
    </style:style>
    <style:style style:name="Table1.B" style:family="table-column">
      <style:table-column-properties style:column-width="11.857cm" style:rel-column-width="4570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3.207cm" style:rel-column-width="12361*"/>
    </style:style>
    <style:style style:name="Table4.B" style:family="table-column">
      <style:table-column-properties style:column-width="6.897cm" style:rel-column-width="26586*"/>
    </style:style>
    <style:style style:name="Table4.C" style:family="table-column">
      <style:table-column-properties style:column-width="6.897cm" style:rel-column-width="26588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207cm" style:rel-column-width="12361*"/>
    </style:style>
    <style:style style:name="Table2.B" style:family="table-column">
      <style:table-column-properties style:column-width="6.897cm" style:rel-column-width="26586*"/>
    </style:style>
    <style:style style:name="Table2.C" style:family="table-column">
      <style:table-column-properties style:column-width="6.897cm" style:rel-column-width="26588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2" style:family="table-row">
      <style:table-row-properties style:min-row-height="0.238cm"/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2" style:family="table-cell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5.292cm" style:rel-column-width="20398*"/>
    </style:style>
    <style:style style:name="Table3.B" style:family="table-column">
      <style:table-column-properties style:column-width="6.802cm" style:rel-column-width="26219*"/>
    </style:style>
    <style:style style:name="Table3.C" style:family="table-column">
      <style:table-column-properties style:column-width="4.907cm" style:rel-column-width="18918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3" style:family="table-row">
      <style:table-row-properties style:min-row-height="0.238cm"/>
    </style:style>
    <style:style style:name="Table3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5.196cm" style:rel-column-width="2946*"/>
    </style:style>
    <style:style style:name="Table5.B" style:family="table-column">
      <style:table-column-properties style:column-width="9.587cm" style:rel-column-width="5435*"/>
    </style:style>
    <style:style style:name="Table5.C" style:family="table-column">
      <style:table-column-properties style:column-width="2.217cm" style:rel-column-width="1257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2" style:family="table-cell" style:data-style-name="N10100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3" style:family="table-row">
      <style:table-row-properties style:min-row-height="0.238cm"/>
    </style:style>
    <style:style style:name="Table5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8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1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1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Ubuntu" officeooo:rsid="00503cf0" officeooo:paragraph-rsid="00a01a25"/>
    </style:style>
    <style:style style:name="P2" style:family="paragraph" style:parent-style-name="Text_20_body">
      <style:text-properties fo:color="#000000" style:font-name="Ubuntu" fo:font-style="normal" fo:font-weight="normal" officeooo:rsid="00a65d38" officeooo:paragraph-rsid="00a65d38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color="#000000" style:font-name="Ubuntu" fo:font-style="normal" fo:font-weight="normal" officeooo:rsid="00a9c3d2" officeooo:paragraph-rsid="00a9c3d2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a9c3d2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1d9a1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37023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493a2" officeooo:paragraph-rsid="00a89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37023" officeooo:paragraph-rsid="00a89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493a2" officeooo:paragraph-rsid="00a89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a9c3d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a9c3d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Standard">
      <style:text-properties officeooo:paragraph-rsid="00a9c3d2"/>
    </style:style>
    <style:style style:name="P13" style:family="paragraph" style:parent-style-name="Standard">
      <style:text-properties officeooo:paragraph-rsid="00aa4f1c"/>
    </style:style>
    <style:style style:name="P14" style:family="paragraph" style:parent-style-name="Standard">
      <style:paragraph-properties fo:break-before="page"/>
      <style:text-properties officeooo:paragraph-rsid="00a9c3d2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aa10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10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0aaf92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ff52" officeooo:paragraph-rsid="00abff5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0aaf92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 fo:background-color="#ffff00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aa4f1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f928" officeooo:paragraph-rsid="00ae54a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 fo:background-color="#669933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Heading_20_2">
      <style:text-properties officeooo:rsid="0094a399" officeooo:paragraph-rsid="0092858c"/>
    </style:style>
    <style:style style:name="P34" style:family="paragraph" style:parent-style-name="Heading_20_2">
      <style:paragraph-properties fo:break-before="page"/>
      <style:text-properties officeooo:rsid="00a9c3d2" officeooo:paragraph-rsid="00a9c3d2"/>
    </style:style>
    <style:style style:name="P35" style:family="paragraph" style:parent-style-name="Standard" style:list-style-name="L1">
      <style:text-properties fo:color="#000000" style:font-name="Ubuntu" fo:font-style="normal" fo:font-weight="normal" officeooo:rsid="00a89599" officeooo:paragraph-rsid="00a89599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text-properties fo:color="#000000" style:font-name="Ubuntu" fo:font-style="normal" fo:font-weight="normal" officeooo:rsid="00a32e85" officeooo:paragraph-rsid="00a32e85" style:font-style-asian="normal" style:font-weight-asian="normal" style:font-style-complex="normal" style:font-weight-complex="normal"/>
    </style:style>
    <style:style style:name="P37" style:family="paragraph" style:parent-style-name="Text_20_body" style:list-style-name="L2">
      <style:text-properties fo:color="#000000" style:font-name="Ubuntu" fo:font-style="normal" fo:font-weight="normal" officeooo:rsid="00a65d38" officeooo:paragraph-rsid="00a65d38" style:font-style-asian="normal" style:font-weight-asian="normal" style:font-style-complex="normal" style:font-weight-complex="normal"/>
    </style:style>
    <style:style style:name="P38" style:family="paragraph" style:parent-style-name="Text_20_body" style:list-style-name="L2">
      <style:text-properties fo:color="#000000" style:font-name="Ubuntu" fo:font-style="normal" fo:font-weight="normal" officeooo:rsid="005955fb" officeooo:paragraph-rsid="00a65d38" style:font-style-asian="normal" style:font-weight-asian="normal" style:font-style-complex="normal" style:font-weight-complex="normal"/>
    </style:style>
    <style:style style:name="P39" style:family="paragraph" style:parent-style-name="Text_20_body" style:list-style-name="L2">
      <style:text-properties fo:color="#000000" style:font-name="Ubuntu" fo:font-style="normal" fo:font-weight="normal" officeooo:rsid="00a7b486" officeooo:paragraph-rsid="00a7b486" style:font-style-asian="normal" style:font-weight-asian="normal" style:font-style-complex="normal" style:font-weight-complex="normal"/>
    </style:style>
    <style:style style:name="P40" style:family="paragraph" style:parent-style-name="Text_20_body" style:list-style-name="L1">
      <style:text-properties fo:color="#000000" style:font-name="Ubuntu" fo:font-style="normal" fo:font-weight="normal" officeooo:rsid="006f11a9" officeooo:paragraph-rsid="00a89599" style:font-style-asian="normal" style:font-weight-asian="normal" style:font-style-complex="normal" style:font-weight-complex="normal"/>
    </style:style>
    <style:style style:name="P41" style:family="paragraph" style:parent-style-name="Text_20_body" style:list-style-name="L1">
      <style:text-properties fo:color="#000000" style:font-name="Ubuntu" fo:font-style="normal" fo:font-weight="normal" officeooo:rsid="00a89599" officeooo:paragraph-rsid="00a89599" style:font-style-asian="normal" style:font-weight-asian="normal" style:font-style-complex="normal" style:font-weight-complex="normal"/>
    </style:style>
    <style:style style:name="P42" style:family="paragraph" style:parent-style-name="Text_20_body" style:list-style-name="L2">
      <style:text-properties fo:color="#000000" style:font-name="Ubuntu" fo:font-style="italic" fo:font-weight="normal" officeooo:rsid="00a7b486" officeooo:paragraph-rsid="00a7b486" style:font-style-asian="italic" style:font-weight-asian="normal" style:font-style-complex="italic" style:font-weight-complex="normal"/>
    </style:style>
    <style:style style:name="P43" style:family="paragraph" style:parent-style-name="Text_20_body" style:list-style-name="L2">
      <style:text-properties officeooo:rsid="00a65d38" officeooo:paragraph-rsid="00a65d38"/>
    </style:style>
    <style:style style:name="P44" style:family="paragraph" style:parent-style-name="Text_20_body" style:list-style-name="L2">
      <style:text-properties officeooo:rsid="00a7b486" officeooo:paragraph-rsid="00a7b486"/>
    </style:style>
    <style:style style:name="P45" style:family="paragraph" style:parent-style-name="Text_20_body" style:list-style-name="L2">
      <style:text-properties fo:font-style="normal" officeooo:rsid="00a7b486" officeooo:paragraph-rsid="00a7b486" style:font-style-asian="normal" style:font-style-complex="normal"/>
    </style:style>
    <style:style style:name="P46" style:family="paragraph" style:parent-style-name="Text_20_body" style:list-style-name="L2">
      <style:text-properties style:font-name="Ubuntu" officeooo:rsid="0067bfd4" officeooo:paragraph-rsid="00a7b486"/>
    </style:style>
    <style:style style:name="P47" style:family="paragraph" style:parent-style-name="Text_20_body" style:list-style-name="L2">
      <style:text-properties style:font-name="Ubuntu" officeooo:rsid="00abff52" officeooo:paragraph-rsid="00abff52"/>
    </style:style>
    <style:style style:name="P48" style:family="paragraph" style:parent-style-name="Text_20_body" style:list-style-name="L1">
      <style:text-properties style:font-name="Ubuntu" officeooo:rsid="00a32e85" officeooo:paragraph-rsid="00a32e85"/>
    </style:style>
    <style:style style:name="P49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32e85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9c3d2" officeooo:paragraph-rsid="00a9c3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10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1053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a4f1c" officeooo:paragraph-rsid="00aa4f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50d19d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a01a25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fo:font-weight="normal" officeooo:rsid="00a193e5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a32e85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a89599" style:font-style-asian="normal" style:font-weight-asian="normal" style:font-style-complex="normal" style:font-weight-complex="normal"/>
    </style:style>
    <style:style style:name="T8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font-name="Ubuntu" fo:font-style="normal" fo:font-weight="normal" officeooo:rsid="005955fb" style:font-style-asian="normal" style:font-weight-asian="normal" style:font-style-complex="normal" style:font-weight-complex="normal"/>
    </style:style>
    <style:style style:name="T10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00" style:font-name="Ubuntu" fo:font-weight="normal" style:font-weight-asian="normal" style:font-weight-complex="normal"/>
    </style:style>
    <style:style style:name="T1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a010ba"/>
    </style:style>
    <style:style style:name="T14" style:family="text">
      <style:text-properties officeooo:rsid="0050d19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a9c3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2">2.<text:span text:style-name="T13">2</text:span>. Prueba de <text:span text:style-name="T13">interfaz</text:span></text:h>
      <text:p text:style-name="P1">La estrategia global consiste en <text:span text:style-name="T14">encontrar errores relacionados con mecanismos de interfaz específicos,</text:span><text:span text:style-name="T3"> con la semántica de navegación de la interfaz, </text:span><text:span text:style-name="T5">con</text:span><text:span text:style-name="T3"> la funcionalidad de la </text:span><text:span text:style-name="T4">plataforma web</text:span><text:span text:style-name="T3"> o </text:span><text:span text:style-name="T5">con </text:span><text:span text:style-name="T3">el depsliegue de </text:span><text:span text:style-name="T4">su </text:span><text:span text:style-name="T3">contenido. </text:span><text:span text:style-name="T6">Los pasos que se van a seguir son:</text:span></text:p>
      <text:p text:style-name="P1"/>
      <text:list xml:id="list4565093643718571" text:style-name="L1">
        <text:list-item>
          <text:p text:style-name="P36">Se prueban las características de la interfaz para garantizar que las reglas de diseño, estética y contenido visual estén disponibles sin error para el usuario mediante una revisión visual.</text:p>
        </text:list-item>
        <text:list-item>
          <text:p text:style-name="P36">Los componentes de la interfaz se prueban de manera análoga a una prueba de unidad (verificación).</text:p>
        </text:list-item>
      </text:list>
      <text:p text:style-name="P2">Para encontrar los errores, se realizarán las siguientes pruebas en función del componente de la interfaz:</text:p>
      <text:list xml:id="list2812182464034656280" text:style-name="L2">
        <text:list-item>
          <text:p text:style-name="P37">Vínculos</text:p>
          <text:p text:style-name="P38">Se construye una lista con todos los vínculos y se ejecuta cada uno individualmente.</text:p>
        </text:list-item>
        <text:list-item>
          <text:p text:style-name="P43"><text:span text:style-name="T9">F</text:span><text:span text:style-name="T8">ormularios</text:span></text:p>
          <text:p text:style-name="P37">Se comprueban las siguientes preguntas:</text:p>
          <text:list>
            <text:list-item>
              <text:p text:style-name="P37">Las etiquetas identifican correctamente los campos dentro del formulario.</text:p>
            </text:list-item>
            <text:list-item>
              <text:p text:style-name="P37">Los campos obligatorios se identifican visualmente para el usuario. </text:p>
            </text:list-item>
            <text:list-item>
              <text:p text:style-name="P37">El servidor recibe toda la información contenida dentro del formulario, y ningún dato se pierde en la transmisión entre cliente y servidor. </text:p>
            </text:list-item>
            <text:list-item>
              <text:p text:style-name="P37">Se usan valores por defecto adecuados cuando el usuario no selecciona de un menú desplegable o conjunto de botones. </text:p>
            </text:list-item>
            <text:list-item>
              <text:p text:style-name="P37">Las funciones del navegador, como el restroceso, no corrompen la entrada de datos en el formulario. </text:p>
            </text:list-item>
            <text:list-item>
              <text:p text:style-name="P37">Los guiones que realizan la comprobación de errores en los datos ingresados funcionan de manera adecuada y proporcionan mensajes de error significativos. </text:p>
            </text:list-item>
            <text:list-item>
              <text:p text:style-name="P37">Los campos del formulario tienen ancho y tipos de datos adecuados. </text:p>
            </text:list-item>
            <text:list-item>
              <text:p text:style-name="P37">El formulario establece salvaguardas adecuadas que prohíben que el usuario ingrese cadenas de texto más largas que cierto máximo predefinido. </text:p>
            </text:list-item>
            <text:list-item>
              <text:p text:style-name="P43"><text:span text:style-name="T8">Todas las opciones para menús desplegables se ordenan y especifican en </text:span><text:soft-page-break/><text:span text:style-name="T8">forma significativa para el usuario final. </text:span></text:p>
            </text:list-item>
            <text:list-item>
              <text:p text:style-name="P37">Las características de autocompletado del navegador no conducen a errores en la entrada de datos. </text:p>
            </text:list-item>
          </text:list>
        </text:list-item>
        <text:list-item>
          <text:p text:style-name="P44"><text:span text:style-name="T8">Ventanas </text:span><text:span text:style-name="T10">pop-up</text:span></text:p>
          <text:p text:style-name="P39">Se plantean las siguientes cuestiones:</text:p>
          <text:list>
            <text:list-item>
              <text:p text:style-name="P45"><text:span text:style-name="T11">El </text:span><text:span text:style-name="T10">pop-up</text:span><text:span text:style-name="T11"> tiene el tamaño y posición adecuadas. </text:span></text:p>
            </text:list-item>
            <text:list-item>
              <text:p text:style-name="P45"><text:span text:style-name="T11">El </text:span><text:span text:style-name="T10">pop-up</text:span><text:span text:style-name="T11"> no cubre la ventana de la webapp original </text:span></text:p>
            </text:list-item>
            <text:list-item>
              <text:p text:style-name="P45"><text:span text:style-name="T11">El diseño estético del </text:span><text:span text:style-name="T10">pop-up</text:span><text:span text:style-name="T11"> es consistente con el diseño estético de la interfaz. </text:span></text:p>
            </text:list-item>
            <text:list-item>
              <text:p text:style-name="P39">Las barras de desplazamiento y otros elementos similares se ubican y funcionan de manera adecuada.</text:p>
            </text:list-item>
          </text:list>
        </text:list-item>
        <text:list-item>
          <text:p text:style-name="P42">Cookies</text:p>
          <text:p text:style-name="P46"><text:span text:style-name="T2">En el lado servidor, se debe probar que una </text:span><text:span text:style-name="T12">cookie</text:span><text:span text:style-name="T2"> se construyó adecuadamente y que se transmitió de manera adecuada al lado cliente cuando se solicitó el contenido. Se debe probar también, la persistencia adecuada de la </text:span><text:span text:style-name="T12">cookie</text:span><text:span text:style-name="T2"> para probar que su fecha de expiración es correcta.</text:span></text:p>
          <text:p text:style-name="P47"><text:span text:style-name="T2">Se realiza una única comprobación de </text:span><text:span text:style-name="T12">cookies </text:span><text:span text:style-name="T2">al terminar el tercer incremento.</text:span></text:p>
        </text:list-item>
      </text:list>
      <text:list xml:id="list162444140462426" text:continue-list="list4565093643718571" text:style-name="L1">
        <text:list-item>
          <text:p text:style-name="P48"><text:span text:style-name="T7">S</text:span><text:span text:style-name="T2">e realizan pruebas de usabilidad.</text:span></text:p>
          <text:p text:style-name="P40">Se evalúa el grado en el cual los usuarios pueden interactuar efectivamente con la <text:span text:style-name="T15">webapp</text:span> y el grado en que la <text:span text:style-name="T15">webapp</text:span> guía las acciones de usuario, proporciona retroalimentación significativa y refuerza un enfoque de interacción consistente, haciéndola amigable y facilitando la vida del usuario.</text:p>
          <text:p text:style-name="P41">En este caso, a pesar de que el ingeniero es quién contribuye al diseño de las pruebas de usabilidad, será una tercera persona quién las ejecute.</text:p>
          <text:p text:style-name="P41">Para realizar este tipo de pruebas, se fijan distintas categorías y objetivos de prueba, y se plantean preguntas en relación a las mismas:</text:p>
          <text:p text:style-name="P41"/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Categoría</text:p>
          </table:table-cell>
          <table:table-cell table:style-name="Table1.A1" office:value-type="string">
            <text:p text:style-name="P5">Pregunta</text:p>
          </table:table-cell>
        </table:table-row>
        <table:table-row>
          <table:table-cell table:style-name="Table1.A2" office:value-type="string">
            <text:p text:style-name="P6">Interactividad</text:p>
          </table:table-cell>
          <table:table-cell table:style-name="Table1.B2" office:value-type="string">
            <text:p text:style-name="P8">¿Los mecanismos de interacción (por ejemplo, menús desplegables, botones, punteros) son fáciles de entender y usar?</text:p>
          </table:table-cell>
        </table:table-row>
        <table:table-row>
          <table:table-cell table:style-name="Table1.A2" office:value-type="string">
            <text:p text:style-name="P6">Plantilla</text:p>
          </table:table-cell>
          <table:table-cell table:style-name="Table1.B2" office:value-type="string">
            <text:p text:style-name="P8">¿Los mecanismos de navegación, contenido y funciones se colocan de forma que el usuario pueda encontrarlos rápidamente?</text:p>
          </table:table-cell>
        </table:table-row>
        <table:table-row>
          <table:table-cell table:style-name="Table1.A2" table:number-rows-spanned="2" office:value-type="string">
            <text:p text:style-name="P6">Legibilidad</text:p>
          </table:table-cell>
          <table:table-cell table:style-name="Table1.B2" office:value-type="string">
            <text:p text:style-name="P8">¿El texto está bien escrito y es comprensible?</text:p>
          </table:table-cell>
        </table:table-row>
        <table:table-row>
          <table:covered-table-cell/>
          <table:table-cell table:style-name="Table1.B2" office:value-type="string">
            <text:p text:style-name="P8">¿Las representaciones gráficas se entienden con facilidad?</text:p>
          </table:table-cell>
        </table:table-row>
        <text:soft-page-break/>
        <table:table-row>
          <table:table-cell table:style-name="Table1.A2" table:number-rows-spanned="2" office:value-type="string">
            <text:p text:style-name="P6">Estética</text:p>
          </table:table-cell>
          <table:table-cell table:style-name="Table1.B2" office:value-type="string">
            <text:p text:style-name="P8">¿La plantilla, color, fuente y características relacionadas facilitan el uso?</text:p>
          </table:table-cell>
        </table:table-row>
        <table:table-row>
          <table:covered-table-cell/>
          <table:table-cell table:style-name="Table1.B2" office:value-type="string">
            <text:p text:style-name="P8">¿Los usuarios “se sienten cómodos” con la apariencia y el sentimiento que transmite la <text:span text:style-name="T15">webapp?</text:span></text:p>
          </table:table-cell>
        </table:table-row>
        <table:table-row>
          <table:table-cell table:style-name="Table1.A2" office:value-type="string">
            <text:p text:style-name="P7">Características de despliegue</text:p>
          </table:table-cell>
          <table:table-cell table:style-name="Table1.B2" office:value-type="string">
            <text:p text:style-name="P9">¿La <text:span text:style-name="T15">webapp </text:span>usa de manera óptima el tamaño y la resolución de la pantalla?</text:p>
          </table:table-cell>
        </table:table-row>
        <table:table-row>
          <table:table-cell table:style-name="Table1.A2" office:value-type="string">
            <text:p text:style-name="P7">Sensibilidad temporal</text:p>
          </table:table-cell>
          <table:table-cell table:style-name="Table1.B2" office:value-type="string">
            <text:p text:style-name="P9">¿Las características, funciones y contenido importantes pueden usarse de forma oportuna?</text:p>
          </table:table-cell>
        </table:table-row>
        <table:table-row>
          <table:table-cell table:style-name="Table1.A2" office:value-type="string">
            <text:p text:style-name="P7">Personalización</text:p>
          </table:table-cell>
          <table:table-cell table:style-name="Table1.B2" office:value-type="string">
            <text:p text:style-name="P9">¿La <text:span text:style-name="T15">webapp</text:span> se adapta a las necesidades específicas de diferentes categorías de usuario o de usuarios individuales?</text:p>
          </table:table-cell>
        </table:table-row>
        <table:table-row>
          <table:table-cell table:style-name="Table1.A2" office:value-type="string">
            <text:p text:style-name="P7">Accesibilidad</text:p>
          </table:table-cell>
          <table:table-cell table:style-name="Table1.B2" office:value-type="string">
            <text:p text:style-name="P9">¿La <text:span text:style-name="T15">webapp </text:span>es accesible a personas que tienen discapacidades?</text:p>
          </table:table-cell>
        </table:table-row>
      </table:table>
      <text:list xml:id="list162442367620282" text:continue-numbering="true" text:style-name="L1">
        <text:list-header>
          <text:p text:style-name="P35"/>
        </text:list-header>
      </text:list>
      <text:p text:style-name="P3">La prueba de usabilidad sólo se realizará en el último incremento.</text:p>
      <text:h text:style-name="P34" text:outline-level="2">2.1. Incremento 1</text:h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float" office:value="0">
            <text:p text:style-name="P10">P-00<text:span text:style-name="T16">7</text:span></text:p>
          </table:table-cell>
          <table:table-cell table:style-name="Table4.B1" table:number-columns-spanned="2" office:value-type="float" office:value="0">
            <text:list xml:id="list162444239609729" text:continue-numbering="true" text:style-name="L1">
              <text:list-header>
                <text:p text:style-name="P49">Se prueban las características de la interfaz para garantizar que las reglas de diseño, estética y contenido visual estén disponibles sin error para el usuario mediante una revisión visual.</text:p>
              </text:list-header>
            </text:list>
          </table:table-cell>
          <table:covered-table-cell/>
        </table:table-row>
        <table:table-row>
          <table:table-cell table:style-name="Table4.A2" table:number-rows-spanned="3" office:value-type="float" office:value="0">
            <text:p text:style-name="P11">Evaluación por página</text:p>
          </table:table-cell>
          <table:table-cell table:style-name="Table4.B4" office:value-type="string">
            <text:p text:style-name="P15">inicio.html</text:p>
          </table:table-cell>
          <table:table-cell table:style-name="Table4.C4" office:value-type="string">
            <text:p text:style-name="P25">Correcta</text:p>
          </table:table-cell>
        </table:table-row>
        <table:table-row>
          <table:covered-table-cell/>
          <table:table-cell table:style-name="Table4.B4" office:value-type="string">
            <text:p text:style-name="P15">pacientesResultados.html</text:p>
          </table:table-cell>
          <table:table-cell table:style-name="Table4.C4" office:value-type="string">
            <text:p text:style-name="P25">Correcta</text:p>
          </table:table-cell>
        </table:table-row>
        <table:table-row>
          <table:covered-table-cell/>
          <table:table-cell table:style-name="Table4.B4" office:value-type="string">
            <text:p text:style-name="P17">cuestionarioPacientes.html</text:p>
          </table:table-cell>
          <table:table-cell table:style-name="Table4.C4" office:value-type="string">
            <text:p text:style-name="P26">Correcta</text:p>
          </table:table-cell>
        </table:table-row>
      </table:table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float" office:value="0">
            <text:p text:style-name="P10">P-00<text:span text:style-name="T16">8</text:span></text:p>
          </table:table-cell>
          <table:table-cell table:style-name="Table2.B1" table:number-columns-spanned="2" office:value-type="float" office:value="0">
            <text:list xml:id="list162444470022982" text:continue-numbering="true" text:style-name="L1">
              <text:list-header>
                <text:p text:style-name="P50">Se realiza una prueba de unidad concreta (verificación) para cada componente de la interfaz. <text:span text:style-name="T1">Anexo</text:span></text:p>
              </text:list-header>
            </text:list>
          </table:table-cell>
          <table:covered-table-cell/>
        </table:table-row>
        <table:table-row table:style-name="Table2.2">
          <table:table-cell table:style-name="Table2.A2" table:number-rows-spanned="2" office:value-type="float" office:value="0">
            <text:p text:style-name="P11">Evaluación por página</text:p>
          </table:table-cell>
          <table:table-cell table:style-name="Table2.B2" office:value-type="string">
            <text:p text:style-name="P15">pacientesResultados.html</text:p>
          </table:table-cell>
          <table:table-cell table:style-name="Table2.C2" office:value-type="string">
            <text:p text:style-name="P25">Correcta</text:p>
          </table:table-cell>
        </table:table-row>
        <table:table-row>
          <table:covered-table-cell/>
          <table:table-cell table:style-name="Table2.B3" office:value-type="string">
            <text:p text:style-name="P17">cuestionarioPacientes.html</text:p>
          </table:table-cell>
          <table:table-cell table:style-name="Table2.C3" office:value-type="string">
            <text:p text:style-name="P26">Correcta</text:p>
          </table:table-cell>
        </table:table-row>
      </table:table>
      <text:p text:style-name="P12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float" office:value="0">
            <text:list xml:id="list162444110184881" text:continue-numbering="true" text:style-name="L1">
              <text:list-header>
                <text:p text:style-name="P28">P-00<text:span text:style-name="T16">8</text:span></text:p>
              </text:list-header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float" office:value="0">
            <text:list xml:id="list162443920124753" text:continue-numbering="true" text:style-name="L1">
              <text:list-header>
                <text:p text:style-name="P51">Página</text:p>
              </text:list-header>
            </text:list>
          </table:table-cell>
          <table:table-cell table:style-name="Table3.A2" office:value-type="float" office:value="0">
            <text:list xml:id="list162443376955693" text:continue-numbering="true" text:style-name="L1">
              <text:list-header>
                <text:p text:style-name="P51">Vínculos</text:p>
              </text:list-header>
            </text:list>
          </table:table-cell>
          <table:table-cell table:style-name="Table3.C2" office:value-type="float" office:value="0">
            <text:list xml:id="list162444149192967" text:continue-numbering="true" text:style-name="L1">
              <text:list-header>
                <text:p text:style-name="P51">Evaluación</text:p>
              </text:list-header>
            </text:list>
          </table:table-cell>
        </table:table-row>
        <table:table-row table:style-name="Table3.3">
          <table:table-cell table:style-name="Table3.A6" table:number-rows-spanned="4" office:value-type="string">
            <text:p text:style-name="P15">pacientesResultados.html</text:p>
          </table:table-cell>
          <table:table-cell table:style-name="Table3.B3" office:value-type="string">
            <text:p text:style-name="P19">Hacer el test</text:p>
          </table:table-cell>
          <table:table-cell table:style-name="Table3.C3" office:value-type="string">
            <text:p text:style-name="P19">Correcta</text:p>
          </table:table-cell>
        </table:table-row>
        <table:table-row>
          <table:covered-table-cell/>
          <table:table-cell table:style-name="Table3.B4" office:value-type="string">
            <text:p text:style-name="P19">Filtrar</text:p>
          </table:table-cell>
          <table:table-cell table:style-name="Table3.C4" office:value-type="string">
            <text:p text:style-name="P19">Correcta</text:p>
          </table:table-cell>
        </table:table-row>
        <table:table-row>
          <table:covered-table-cell/>
          <table:table-cell table:style-name="Table3.B5" office:value-type="string">
            <text:p text:style-name="P19">Ver información psicólogo</text:p>
          </table:table-cell>
          <table:table-cell table:style-name="Table3.C5" office:value-type="string">
            <text:p text:style-name="P19">Correcta</text:p>
          </table:table-cell>
        </table:table-row>
        <table:table-row>
          <table:covered-table-cell/>
          <table:table-cell table:style-name="Table3.B6" office:value-type="string">
            <text:p text:style-name="P19">Contactar</text:p>
          </table:table-cell>
          <table:table-cell table:style-name="Table3.C6" office:value-type="string">
            <text:p text:style-name="P19">Correcta</text:p>
          </table:table-cell>
        </table:table-row>
        <table:table-row>
          <table:table-cell table:style-name="Table3.A8" table:number-rows-spanned="2" office:value-type="string">
            <text:p text:style-name="P18">cuestionarioPacientes.html</text:p>
          </table:table-cell>
          <table:table-cell table:style-name="Table3.B7" office:value-type="string">
            <text:p text:style-name="P19">Siguiente</text:p>
          </table:table-cell>
          <table:table-cell table:style-name="Table3.C7" office:value-type="string">
            <text:p text:style-name="P19">Correcta</text:p>
          </table:table-cell>
        </table:table-row>
        <table:table-row>
          <table:covered-table-cell/>
          <table:table-cell table:style-name="Table3.B8" office:value-type="string">
            <text:p text:style-name="P19">Enviar</text:p>
          </table:table-cell>
          <table:table-cell table:style-name="Table3.C8" office:value-type="string">
            <text:p text:style-name="P19">Correcta</text:p>
          </table:table-cell>
        </table:table-row>
      </table:table>
      <text:p text:style-name="P12"/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float" office:value="0">
            <text:list xml:id="list162443422788078" text:continue-numbering="true" text:style-name="L1">
              <text:list-header>
                <text:p text:style-name="P28">P-00<text:span text:style-name="T16">8</text:span></text:p>
              </text:list-header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float" office:value="0">
            <text:list xml:id="list162443528078091" text:continue-numbering="true" text:style-name="L1">
              <text:list-header>
                <text:p text:style-name="P52">Página</text:p>
              </text:list-header>
            </text:list>
          </table:table-cell>
          <table:table-cell table:style-name="Table5.A2" office:value-type="float" office:value="0">
            <text:list xml:id="list162442787097189" text:continue-numbering="true" text:style-name="L1">
              <text:list-header>
                <text:p text:style-name="P53">Formulario</text:p>
              </text:list-header>
            </text:list>
          </table:table-cell>
          <table:table-cell table:style-name="Table5.C2" office:value-type="float" office:value="0">
            <text:list xml:id="list162443243809775" text:continue-numbering="true" text:style-name="L1">
              <text:list-header>
                <text:p text:style-name="P52">Evaluación</text:p>
              </text:list-header>
            </text:list>
          </table:table-cell>
        </table:table-row>
        <table:table-row table:style-name="Table5.3">
          <table:table-cell table:style-name="Table5.A12" table:number-rows-spanned="10" office:value-type="string">
            <text:p text:style-name="P16">pacientesResultados.html</text:p>
          </table:table-cell>
          <table:table-cell table:style-name="Table5.B3" office:value-type="string">
            <text:p text:style-name="P21">Las etiquetas identifican correctamente los campos dentro del formulario. </text:p>
          </table:table-cell>
          <table:table-cell table:style-name="Table5.C3" office:value-type="string">
            <text:p text:style-name="P20">Correcta</text:p>
          </table:table-cell>
        </table:table-row>
        <table:table-row table:style-name="Table5.3">
          <table:covered-table-cell/>
          <table:table-cell table:style-name="Table5.B4" office:value-type="string">
            <text:p text:style-name="P21">Los campos obligatorios se identifican visualmente para el usuario. </text:p>
          </table:table-cell>
          <table:table-cell table:style-name="Table5.C4" office:value-type="string">
            <text:p text:style-name="P24">No aplica</text:p>
          </table:table-cell>
        </table:table-row>
        <table:table-row table:style-name="Table5.3">
          <table:covered-table-cell/>
          <table:table-cell table:style-name="Table5.B5" office:value-type="string">
            <text:p text:style-name="P21">El servidor recibe toda la información contenida dentro del formulario, y ningún dato se pierde en la transmisión entre cliente y servidor.</text:p>
          </table:table-cell>
          <table:table-cell table:style-name="Table5.C5" office:value-type="string">
            <text:p text:style-name="P20">Correcta</text:p>
          </table:table-cell>
        </table:table-row>
        <table:table-row table:style-name="Table5.3">
          <table:covered-table-cell/>
          <table:table-cell table:style-name="Table5.B6" office:value-type="string">
            <text:p text:style-name="P21">Se usan valores por defecto adecuados cuando el usuario no selecciona de un menú desplegable o conjunto de botones. </text:p>
          </table:table-cell>
          <table:table-cell table:style-name="Table5.C6" office:value-type="string">
            <text:p text:style-name="P32">Correcta</text:p>
          </table:table-cell>
        </table:table-row>
        <table:table-row table:style-name="Table5.3">
          <table:covered-table-cell/>
          <table:table-cell table:style-name="Table5.B7" office:value-type="string">
            <text:p text:style-name="P21">Las funciones del navegador, como el restroceso, no corrompen la entrada de datos en el formulario.</text:p>
          </table:table-cell>
          <table:table-cell table:style-name="Table5.C7" office:value-type="string">
            <text:p text:style-name="P22">Correcta</text:p>
          </table:table-cell>
        </table:table-row>
        <table:table-row table:style-name="Table5.3">
          <table:covered-table-cell/>
          <table:table-cell table:style-name="Table5.B8" office:value-type="string">
            <text:p text:style-name="P21">Los guiones que realizan la comprobación de errores en los datos ingresados funcionan de manera adecuada y proporcionan mensajes de error significativos. </text:p>
          </table:table-cell>
          <table:table-cell table:style-name="Table5.C8" office:value-type="string">
            <text:p text:style-name="P22">No aplica</text:p>
          </table:table-cell>
        </table:table-row>
        <table:table-row table:style-name="Table5.3">
          <table:covered-table-cell/>
          <table:table-cell table:style-name="Table5.B9" office:value-type="string">
            <text:p text:style-name="P21">Los campos del formulario tienen ancho y tipos de datos adecuados.</text:p>
          </table:table-cell>
          <table:table-cell table:style-name="Table5.C9" office:value-type="string">
            <text:p text:style-name="P22">Correcta</text:p>
          </table:table-cell>
        </table:table-row>
        <table:table-row table:style-name="Table5.3">
          <table:covered-table-cell/>
          <table:table-cell table:style-name="Table5.B10" office:value-type="string">
            <text:p text:style-name="P21">El formulario establece salvaguardas adecuadas que prohíben que el usuario ingrese cadenas de texto más largas que cierto máximo predefinido. </text:p>
          </table:table-cell>
          <table:table-cell table:style-name="Table5.C10" office:value-type="string">
            <text:p text:style-name="P30">No aplica</text:p>
          </table:table-cell>
        </table:table-row>
        <table:table-row table:style-name="Table5.3">
          <table:covered-table-cell/>
          <table:table-cell table:style-name="Table5.B11" office:value-type="string">
            <text:p text:style-name="P21">Todas las opciones para menús desplegables se ordenan y especifican en forma significativa para el usuario final.</text:p>
          </table:table-cell>
          <table:table-cell table:style-name="Table5.C11" office:value-type="string">
            <text:p text:style-name="P23">No aplica</text:p>
          </table:table-cell>
        </table:table-row>
        <table:table-row table:style-name="Table5.3">
          <table:covered-table-cell/>
          <table:table-cell table:style-name="Table5.B12" office:value-type="string">
            <text:p text:style-name="P21">Las características de autocompletado del navegador no conducen a errores en la entrada de datos.</text:p>
          </table:table-cell>
          <table:table-cell table:style-name="Table5.C12" office:value-type="string">
            <text:p text:style-name="P23">No aplica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8T16:24:42.209109133</dc:date>
    <meta:editing-duration>PT6H23M32S</meta:editing-duration>
    <meta:editing-cycles>173</meta:editing-cycles>
    <meta:document-statistic meta:table-count="5" meta:image-count="0" meta:object-count="0" meta:page-count="5" meta:paragraph-count="113" meta:word-count="943" meta:character-count="6194" meta:non-whitespace-character-count="5373"/>
  </office:meta>
</office:document-meta>
</file>